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9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1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be063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2" style:family="paragraph" style:parent-style-name="Text_20_body" style:list-style-name="List_20_1">
      <style:text-properties officeooo:paragraph-rsid="001e0874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7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7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8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8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8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8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8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8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8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87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8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8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9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9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9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9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9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9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9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9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9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9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8ee7b" style:font-size-asian="9.14999961853027pt" style:font-weight-asian="normal" style:font-size-complex="10.5pt" style:font-weight-complex="normal"/>
    </style:style>
    <style:style style:name="P10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be063" style:font-size-asian="9.14999961853027pt" style:font-weight-asian="normal" style:font-size-complex="10.5pt" style:font-weight-complex="normal"/>
    </style:style>
    <style:style style:name="P10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b4be" officeooo:paragraph-rsid="016be063" style:font-size-asian="9.14999961853027pt" style:font-weight-asian="normal" style:font-size-complex="10.5pt" style:font-weight-complex="normal"/>
    </style:style>
    <style:style style:name="P10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10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104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0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8ee7b" style:font-size-asian="12pt" style:font-weight-asian="bold" style:font-size-complex="12pt" style:font-weight-complex="bold"/>
    </style:style>
    <style:style style:name="P106" style:family="paragraph" style:parent-style-name="Text_20_body" style:list-style-name="List_20_1">
      <style:text-properties style:font-name="Liberation Serif" officeooo:rsid="002c95d6" officeooo:paragraph-rsid="002c95d6"/>
    </style:style>
    <style:style style:name="P107" style:family="paragraph" style:parent-style-name="Text_20_body" style:list-style-name="List_20_1">
      <style:text-properties style:font-name="Liberation Serif" officeooo:rsid="00248fac" officeooo:paragraph-rsid="0026962c"/>
    </style:style>
    <style:style style:name="P108" style:family="paragraph" style:parent-style-name="Text_20_body" style:list-style-name="List_20_1">
      <style:text-properties style:font-name="Liberation Serif" officeooo:rsid="000e4396" officeooo:paragraph-rsid="000e4396"/>
    </style:style>
    <style:style style:name="P109" style:family="paragraph" style:parent-style-name="Text_20_body" style:list-style-name="List_20_1">
      <style:text-properties style:font-name="Liberation Serif" officeooo:rsid="0054f043" officeooo:paragraph-rsid="0054f043"/>
    </style:style>
    <style:style style:name="P110" style:family="paragraph" style:parent-style-name="Text_20_body" style:list-style-name="List_20_1">
      <style:text-properties style:font-name="Liberation Serif" officeooo:rsid="00644a75" officeooo:paragraph-rsid="00644a75"/>
    </style:style>
    <style:style style:name="P111" style:family="paragraph" style:parent-style-name="Text_20_body" style:list-style-name="List_20_1">
      <style:text-properties style:font-name="Liberation Serif" officeooo:rsid="00675976" officeooo:paragraph-rsid="00675976"/>
    </style:style>
    <style:style style:name="P112" style:family="paragraph" style:parent-style-name="Text_20_body" style:list-style-name="List_20_1">
      <style:text-properties style:font-name="Liberation Serif" officeooo:rsid="0072e92a" officeooo:paragraph-rsid="0072e92a"/>
    </style:style>
    <style:style style:name="P113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14" style:family="paragraph" style:parent-style-name="Text_20_body" style:list-style-name="List_20_1">
      <style:text-properties style:font-name="Liberation Serif" officeooo:rsid="007c885c" officeooo:paragraph-rsid="007c885c"/>
    </style:style>
    <style:style style:name="P115" style:family="paragraph" style:parent-style-name="Text_20_body" style:list-style-name="List_20_1">
      <style:text-properties style:font-name="Liberation Serif" officeooo:paragraph-rsid="007d8a72"/>
    </style:style>
    <style:style style:name="P116" style:family="paragraph" style:parent-style-name="Text_20_body" style:list-style-name="List_20_1">
      <style:text-properties style:font-name="Liberation Serif" officeooo:paragraph-rsid="0092e182"/>
    </style:style>
    <style:style style:name="P117" style:family="paragraph" style:parent-style-name="Text_20_body" style:list-style-name="List_20_1">
      <style:text-properties style:font-name="Liberation Serif" officeooo:rsid="007d8a72" officeooo:paragraph-rsid="007d8a72"/>
    </style:style>
    <style:style style:name="P118" style:family="paragraph" style:parent-style-name="Text_20_body" style:list-style-name="List_20_1">
      <style:text-properties style:font-name="Liberation Serif" officeooo:rsid="008236d9" officeooo:paragraph-rsid="008236d9"/>
    </style:style>
    <style:style style:name="P119" style:family="paragraph" style:parent-style-name="Text_20_body" style:list-style-name="List_20_1">
      <style:text-properties style:font-name="Liberation Serif" officeooo:rsid="009924a5" officeooo:paragraph-rsid="009924a5"/>
    </style:style>
    <style:style style:name="P120" style:family="paragraph" style:parent-style-name="Text_20_body" style:list-style-name="List_20_1">
      <style:text-properties style:font-name="Liberation Serif" officeooo:rsid="0099405f" officeooo:paragraph-rsid="0099405f"/>
    </style:style>
    <style:style style:name="P121" style:family="paragraph" style:parent-style-name="Text_20_body" style:list-style-name="List_20_1">
      <style:text-properties style:font-name="Liberation Serif" officeooo:rsid="009ce3b1" officeooo:paragraph-rsid="009ce3b1"/>
    </style:style>
    <style:style style:name="P122" style:family="paragraph" style:parent-style-name="Text_20_body" style:list-style-name="List_20_1">
      <style:text-properties officeooo:rsid="007e1141" officeooo:paragraph-rsid="007e1141"/>
    </style:style>
    <style:style style:name="P123" style:family="paragraph" style:parent-style-name="Text_20_body" style:list-style-name="Numbering_20_ivx">
      <style:text-properties officeooo:paragraph-rsid="013d66fc"/>
    </style:style>
    <style:style style:name="P12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13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15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21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22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23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24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25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26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27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28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29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3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3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3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3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f6d258"/>
    </style:style>
    <style:style style:name="T36" style:family="text">
      <style:text-properties officeooo:rsid="00f7a9e3"/>
    </style:style>
    <style:style style:name="T37" style:family="text">
      <style:text-properties officeooo:rsid="00f9c412"/>
    </style:style>
    <style:style style:name="T38" style:family="text">
      <style:text-properties fo:font-size="13pt" fo:font-weight="bold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4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loext:padding="0cm" loext:border="none"/>
    </style:style>
    <style:style style:name="T43" style:family="text">
      <style:text-properties style:font-name="Liberation Serif" fo:font-weight="bold" style:font-weight-asian="bold" style:font-weight-complex="bold"/>
    </style:style>
    <style:style style:name="T44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officeooo:rsid="01616da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4200350706" text:style-name="List_20_1">
        <text:list-item>
          <text:p text:style-name="P43">Git is popular version control system.<text:tab/></text:p>
        </text:list-item>
        <text:list-item>
          <text:p text:style-name="P106"><text:span text:style-name="T16">I</text:span><text:span text:style-name="T15">nstalling Git </text:span></text:p>
          <text:list>
            <text:list-header>
              <text:p text:style-name="P106"><text:span text:style-name="T30">syntax :-</text:span><text:span text:style-name="T15"> sudo apt install git.</text:span></text:p>
            </text:list-header>
          </text:list>
        </text:list-item>
        <text:list-item>
          <text:p text:style-name="P107"><text:span text:style-name="T16">G</text:span><text:span text:style-name="T15">it version :- 2.25.1</text:span></text:p>
          <text:list>
            <text:list-header>
              <text:p text:style-name="P107"><text:span text:style-name="T31">syntax:- </text:span><text:span text:style-name="T17">git --version</text:span><text:span text:style-name="T15"> </text:span></text:p>
            </text:list-header>
          </text:list>
        </text:list-item>
        <text:list-item>
          <text:p text:style-name="P108"><text:span text:style-name="T16">U</text:span><text:span text:style-name="T15">sed for:-</text:span></text:p>
        </text:list-item>
      </text:list>
      <text:list xml:id="list1260148908" text:style-name="Numbering_20_123">
        <text:list-item>
          <text:list>
            <text:list-item>
              <text:list>
                <text:list-item>
                  <text:p text:style-name="P44">Tracking code changes.</text:p>
                </text:list-item>
                <text:list-item>
                  <text:p text:style-name="P44">Tracking who made changes.</text:p>
                </text:list-item>
                <text:list-item>
                  <text:p text:style-name="P44">Coding collaboration.</text:p>
                </text:list-item>
              </text:list>
            </text:list-item>
          </text:list>
        </text:list-item>
      </text:list>
      <text:p text:style-name="P39">2. What does Git do?</text:p>
      <text:list xml:id="list100722510794956" text:continue-list="list4200350706" text:style-name="List_20_1">
        <text:list-item>
          <text:p text:style-name="P45">Manage projects with Repositories.</text:p>
        </text:list-item>
        <text:list-item>
          <text:p text:style-name="P45">Clone a project to work on a local copy.</text:p>
        </text:list-item>
        <text:list-item>
          <text:p text:style-name="P45">Control and track changes with staging and committing.</text:p>
        </text:list-item>
        <text:list-item>
          <text:p text:style-name="P45">Branch and merge to allow for work on different parts and versions of a project.</text:p>
        </text:list-item>
        <text:list-item>
          <text:p text:style-name="P46">Pull the latest version of the project to a local copy.</text:p>
        </text:list-item>
        <text:list-item>
          <text:p text:style-name="P47">Push local updates to main project.</text:p>
        </text:list-item>
      </text:list>
      <text:p text:style-name="P40">3. Working with Git</text:p>
      <text:list xml:id="list100723128738144" text:continue-numbering="true" text:style-name="List_20_1">
        <text:list-item>
          <text:p text:style-name="P42"><text:span text:style-name="T3">Initialize Git on a folder, making it a </text:span><text:span text:style-name="Strong_20_Emphasis"><text:span text:style-name="T3">Repository</text:span></text:span></text:p>
        </text:list-item>
        <text:list-item>
          <text:p text:style-name="P48">Git now creates a hidden folder to keep track of changes in that folder</text:p>
        </text:list-item>
        <text:list-item>
          <text:p text:style-name="P42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42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42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48">Git allows you to see the full history of every commit.</text:p>
        </text:list-item>
        <text:list-item>
          <text:p text:style-name="P48">You can revert back to any previous commit.</text:p>
        </text:list-item>
        <text:list-item>
          <text:p text:style-name="P48">Git does not store a separate copy of every file in every commit, but keeps track of changes made in each commit!</text:p>
        </text:list-item>
      </text:list>
      <text:p text:style-name="P41">4. What is GitHub?</text:p>
      <text:list xml:id="list3922610050" text:style-name="L1">
        <text:list-item>
          <text:p text:style-name="P124">Git is not the same as GitHub.</text:p>
        </text:list-item>
        <text:list-item>
          <text:p text:style-name="P124">GitHub makes tools that use Git.</text:p>
        </text:list-item>
        <text:list-item>
          <text:p text:style-name="P49">GitHub is the largest host of source code in the world, and has been owned by Microsoft since 2018.</text:p>
        </text:list-item>
      </text:list>
      <text:p text:style-name="P9"/>
      <text:p text:style-name="P9"/>
      <text:p text:style-name="P16"><text:soft-page-break/></text:p>
      <text:p text:style-name="P20">5. Installing Git :-</text:p>
      <text:list xml:id="list100723959131399" text:continue-list="list100723128738144" text:style-name="List_20_1">
        <text:list-item>
          <text:p text:style-name="P50">sudo apt install git-all</text:p>
        </text:list-item>
        <text:list-item>
          <text:p text:style-name="P109"><text:span text:style-name="T18">S</text:span><text:span text:style-name="T15">et up username and email.</text:span></text:p>
          <text:list>
            <text:list-header>
              <text:p text:style-name="P50"><text:span text:style-name="T41">$ </text:span><text:span text:style-name="T42">git config</text:span><text:span text:style-name="T41"> </text:span><text:span text:style-name="T42">--global</text:span><text:span text:style-name="T41"> user.name </text:span><text:span text:style-name="T42">"yourusername"</text:span><text:span text:style-name="T41"><text:line-break/>$ </text:span><text:span text:style-name="T42">git config</text:span><text:span text:style-name="T41"> </text:span><text:span text:style-name="T42">--global</text:span><text:span text:style-name="T41"> user.email </text:span><text:span text:style-name="T42">"</text:span><text:a xlink:type="simple" xlink:href="mailto:yourusername@example.com" text:style-name="Internet_20_link" text:visited-style-name="Visited_20_Internet_20_Link"><text:span text:style-name="T42">yourusername@example.com</text:span></text:a><text:span text:style-name="T42">"</text:span></text:p>
            </text:list-header>
          </text:list>
        </text:list-item>
        <text:list-item>
          <text:p text:style-name="P55">To check if the configuration have been set properly </text:p>
          <text:list>
            <text:list-header>
              <text:p text:style-name="P55">git config --list</text:p>
            </text:list-header>
          </text:list>
        </text:list-item>
      </text:list>
      <text:p text:style-name="P21">6. git init command</text:p>
      <text:list xml:id="list100722865372573" text:continue-numbering="true" text:style-name="List_20_1">
        <text:list-item>
          <text:p text:style-name="P51">You can tell Git to monitor this directory.</text:p>
        </text:list-item>
        <text:list-item>
          <text:p text:style-name="P52">It is used for create and initialized the git directory (repo) in our system.</text:p>
        </text:list-item>
        <text:list-item>
          <text:p text:style-name="P52">For initiazlization :- git init</text:p>
        </text:list-item>
        <text:list-item>
          <text:p text:style-name="P52">For createing new repo with initialization :- git init new</text:p>
        </text:list-item>
      </text:list>
      <text:p text:style-name="P22">7. git add command</text:p>
      <text:list xml:id="list100723014963032" text:continue-numbering="true" text:style-name="List_20_1">
        <text:list-item>
          <text:p text:style-name="P53">To make file tracked , we use add command.</text:p>
          <text:list>
            <text:list-header>
              <text:p text:style-name="P53">Syntax:- git add file_name <text:s text:c="2"/>or <text:s text:c="2"/>git add . <text:s text:c="3"/>(to add everything in the dir).</text:p>
            </text:list-header>
          </text:list>
        </text:list-item>
      </text:list>
      <text:p text:style-name="P23">8. git commit command</text:p>
      <text:list xml:id="list100724219795331" text:continue-numbering="true" text:style-name="List_20_1">
        <text:list-item>
          <text:p text:style-name="P54">So even though Git is tracking index.html, there isn’t anything in the Git repository about the file yet.</text:p>
        </text:list-item>
        <text:list-item>
          <text:p text:style-name="P56">Used for commit the chnages in current repo.</text:p>
          <text:list>
            <text:list-header>
              <text:p text:style-name="P57">git commit -m “comment which you want”</text:p>
            </text:list-header>
          </text:list>
        </text:list-item>
      </text:list>
      <text:p text:style-name="P24">9. <text:s/>git status</text:p>
      <text:list xml:id="list100722315600280" text:continue-numbering="true" text:style-name="List_20_1">
        <text:list-item>
          <text:p text:style-name="P58">shows the current condition of working directory</text:p>
          <text:p text:style-name="P58"><text:s/>syntax :- git status</text:p>
        </text:list-item>
      </text:list>
      <text:p text:style-name="P25">10. git log</text:p>
      <text:list xml:id="list100724160009330" text:continue-numbering="true" text:style-name="List_20_1">
        <text:list-item>
          <text:p text:style-name="P59">Log command shows the history.</text:p>
        </text:list-item>
        <text:list-item>
          <text:p text:style-name="P60">Provide messages commit in past , author , date and time.</text:p>
        </text:list-item>
        <text:list-item>
          <text:p text:style-name="P60">For only 5 comments :- git log -n 5</text:p>
        </text:list-item>
        <text:list-item>
          <text:p text:style-name="P60">By date :- git log --since = yyyy-mm-dd</text:p>
        </text:list-item>
        <text:list-item>
          <text:p text:style-name="P60">Till the date :- git log --until = yyyy-mm-dd</text:p>
        </text:list-item>
        <text:list-item>
          <text:p text:style-name="P60">By author name :- git log author = “Sachin-beryl”</text:p>
        </text:list-item>
        <text:list-item>
          <text:p text:style-name="P60">Using messages specific words :- </text:p>
          <text:list>
            <text:list-item>
              <text:list>
                <text:list-header>
                  <text:p text:style-name="P60">git log --grep = “Init”</text:p>
                  <text:p text:style-name="P60">git log --grep = “Bugfix”</text:p>
                  <text:p text:style-name="P60">git log –grep = “github issue”</text:p>
                  <text:p text:style-name="P60"><text:soft-page-break/></text:p>
                </text:list-header>
              </text:list>
            </text:list-item>
          </text:list>
        </text:list-item>
      </text:list>
      <text:p text:style-name="P26">11. git rm command</text:p>
      <text:list xml:id="list100723669994084" text:continue-numbering="true" text:style-name="List_20_1">
        <text:list-item>
          <text:p text:style-name="P61">git rm “fle-name”</text:p>
        </text:list-item>
        <text:list-item>
          <text:p text:style-name="P62">git rm -r “file_name” <text:s/>(repo having sub-repo).</text:p>
          <text:list>
            <text:list-header>
              <text:p text:style-name="P63">Steps for remove repo</text:p>
              <text:p text:style-name="P63">1. git rm “file_name”</text:p>
              <text:p text:style-name="P63">2. git commit -m “comment”</text:p>
              <text:p text:style-name="P63">3. git push &lt;remote-name&gt; &lt;branch-name&gt;</text:p>
            </text:list-header>
          </text:list>
        </text:list-item>
        <text:list-item>
          <text:p text:style-name="P64">rm –cached (for delete from only online , not on system)</text:p>
        </text:list-item>
        <text:list-item>
          <text:p text:style-name="P64">rm –dry-run <text:s/>(remove not actually , we can see an output of the file)</text:p>
        </text:list-item>
      </text:list>
      <text:p text:style-name="P27">12. git pull</text:p>
      <text:list xml:id="list100723066775649" text:continue-numbering="true" text:style-name="List_20_1">
        <text:list-item>
          <text:p text:style-name="P65">Used to fetch and download content from a remote repository and immediately update the local repo to match that content.</text:p>
        </text:list-item>
        <text:list-item>
          <text:p text:style-name="P110"><text:span text:style-name="T15">Syntax :- git pull </text:span><text:span text:style-name="T19">&lt;remote&gt; </text:span><text:span text:style-name="T20">&lt;branch&gt;</text:span></text:p>
          <text:list>
            <text:list-header>
              <text:p text:style-name="P111"><text:span text:style-name="T19">n</text:span><text:span text:style-name="T15">ote <text:s/>:- git pull contains git fetch &lt;remote&gt; and git merge origin/&lt;current-branch&gt;</text:span></text:p>
            </text:list-header>
          </text:list>
        </text:list-item>
      </text:list>
      <text:p text:style-name="P28">13. git push</text:p>
      <text:list xml:id="list100722730682523" text:continue-numbering="true" text:style-name="List_20_1">
        <text:list-item>
          <text:p text:style-name="P66">used to push all commits from local repo to online repository.</text:p>
          <text:p text:style-name="P112"><text:span text:style-name="T15">Syntax :- git push -u </text:span><text:span text:style-name="T21">origin main</text:span></text:p>
          <text:list>
            <text:list-item>
              <text:list>
                <text:list-header>
                  <text:p text:style-name="P113">Create any folder </text:p>
                  <text:p text:style-name="P113">cd folder</text:p>
                  <text:p text:style-name="P113">git init</text:p>
                  <text:p text:style-name="P113">gir remote add &lt;remote&gt;&lt;ssh-link&gt;</text:p>
                  <text:p text:style-name="P113">git pull &lt;remote&gt;&lt;branch&gt;</text:p>
                </text:list-header>
              </text:list>
            </text:list-item>
          </text:list>
        </text:list-item>
      </text:list>
      <text:p text:style-name="P29">14. git remote add origin url:-</text:p>
      <text:list xml:id="list100722416616533" text:continue-numbering="true" text:style-name="List_20_1">
        <text:list-item>
          <text:p text:style-name="P102">first by SSH key</text:p>
          <text:list>
            <text:list-item>
              <text:list>
                <text:list-item>
                  <text:p text:style-name="P67">check for ssh key :- ls -l ~/.ssh/id_*.pub</text:p>
                </text:list-item>
                <text:list-item>
                  <text:p text:style-name="P114"><text:span text:style-name="T15">if not present then </text:span><text:span text:style-name="T30">generate new ssh key</text:span></text:p>
                  <text:list>
                    <text:list-header>
                      <text:p text:style-name="P67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67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0"><text:tab/> <text:s text:c="10"/>ssh -keygen</text:p>
      <text:list xml:id="list100722815150608" text:continue-numbering="true" text:style-name="List_20_1">
        <text:list-item>
          <text:list>
            <text:list-item>
              <text:list>
                <text:list-item>
                  <text:p text:style-name="P115"><text:span text:style-name="T22">Then go to location of </text:span><text:span text:style-name="T32">id_rsa.pub</text:span></text:p>
                  <text:list>
                    <text:list-header>
                      <text:p text:style-name="P68">eg :- Home/beryl/.ssh/id_rsa.pub</text:p>
                    </text:list-header>
                    <text:list-item>
                      <text:p text:style-name="P117"><text:span text:style-name="T23">c</text:span><text:span text:style-name="T15">opy the key from the file </text:span><text:span text:style-name="T30">(entire file)</text:span></text:p>
                    </text:list-item>
                    <text:list-item>
                      <text:p text:style-name="P68">then go to github profile setting -&gt; Access (ssh and gpg key) -&gt; click new ssh key -&gt; paste the key -&gt; press add ssh key.</text:p>
                    </text:list-item>
                    <text:list-item>
                      <text:p text:style-name="P69"><text:soft-page-break/>Now go to file loaction which you want to upload on github, open terminal there. And executing below commands .</text:p>
                      <text:list>
                        <text:list-header>
                          <text:p text:style-name="P69">git init</text:p>
                          <text:p text:style-name="P69">git add file or folder_name</text:p>
                          <text:p text:style-name="P69">git commit -m “Comment”</text:p>
                          <text:p text:style-name="P69">git branch -M main</text:p>
                          <text:p text:style-name="P122"><text:span text:style-name="T2">git remote add origin </text:span><text:span text:style-name="T7">url </text:span><text:span text:style-name="T2"><text:s text:c="11"/></text:span><text:span text:style-name="T7">:- url-</text:span><text:span text:style-name="T10">&gt;</text:span><text:span text:style-name="T7">( </text:span><text:a xlink:type="simple" xlink:href="mailto:git@github.com" text:style-name="Internet_20_link" text:visited-style-name="Visited_20_Internet_20_Link"><text:span text:style-name="T8">git@github.</text:span></text:a><text:a xlink:type="simple" xlink:href="mailto:git@github.com" text:style-name="Internet_20_link" text:visited-style-name="Visited_20_Internet_20_Link"><text:span text:style-name="T41">com</text:span></text:a><text:span text:style-name="T9">:Sachin-beryl/demo-for-ssh.git)</text:span></text:p>
                          <text:p text:style-name="P118"><text:span text:style-name="T24">g</text:span><text:span text:style-name="T15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By HTTPs :-</text:p>
          <text:list>
            <text:list-item>
              <text:list>
                <text:list-item>
                  <text:p text:style-name="P70">git init</text:p>
                  <text:p text:style-name="P70">git add file or folder_name</text:p>
                  <text:p text:style-name="P70">git commit -m “commant”</text:p>
                  <text:p text:style-name="P70">git branch -M main</text:p>
                  <text:p text:style-name="P116"><text:span text:style-name="T25">git remote add origin </text:span><text:span text:style-name="T33">url </text:span><text:span text:style-name="T25"><text:s text:c="5"/></text:span><text:span text:style-name="T33">:- url -&gt;(https://github.com/sachin-beryl/Training.git)</text:span></text:p>
                  <text:p text:style-name="P116"><text:span text:style-name="T25">git push -u origin main </text:span><text:span text:style-name="T26"><text:tab/></text:span></text:p>
                </text:list-item>
                <text:list-item>
                  <text:p text:style-name="P71">After executing above command enter username and password of github.</text:p>
                </text:list-item>
                <text:list-item>
                  <text:p text:style-name="P119"><text:span text:style-name="T27">I</text:span><text:span text:style-name="T3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0"><text:span text:style-name="T15">Github profile setting -&gt; scroll down and click on developer setting -&gt; personal access tokens -&gt; tokens(classic) -&gt; </text:span><text:span text:style-name="T28">generate new token -&gt; generate new token (classic) -&gt; check all the boxes -&gt; click generate token.</text:span></text:p>
                            </text:list-item>
                            <text:list-item>
                              <text:p text:style-name="P121"><text:span text:style-name="T15">Copy the token </text:span><text:span text:style-name="T29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Now use the token as password .</text:p>
                </text:list-item>
              </text:list>
            </text:list-item>
          </text:list>
        </text:list-item>
      </text:list>
      <text:p text:style-name="P30">15 . To re-set remote url </text:p>
      <text:list xml:id="list100723991854772" text:continue-numbering="true" text:style-name="List_20_1">
        <text:list-item>
          <text:p text:style-name="P73">Copy the url from the github (http or ssh)</text:p>
        </text:list-item>
        <text:list-item>
          <text:p text:style-name="P73"><text:span text:style-name="T41">syntax :- git remote set-url origin </text:span><text:span text:style-name="T43">url </text:span><text:span text:style-name="T41"><text:s text:c="17"/>:- url -&gt; </text:span><text:a xlink:type="simple" xlink:href="mailto:git@github.com" text:style-name="Internet_20_link" text:visited-style-name="Visited_20_Internet_20_Link"><text:span text:style-name="T41">git@github.com</text:span></text:a><text:span text:style-name="T41">:Sachin-beryl/Training.git</text:span></text:p>
        </text:list-item>
      </text:list>
      <text:p text:style-name="P31">16. git help</text:p>
      <text:list xml:id="list100722387694967" text:continue-numbering="true" text:style-name="List_20_1">
        <text:list-item>
          <text:p text:style-name="P74">helps to understand the git commands</text:p>
          <text:list>
            <text:list-header>
              <text:p text:style-name="P74"><text:span text:style-name="T3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74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74">similar to man command</text:p>
          <text:list>
            <text:list-header>
              <text:p text:style-name="P74"><text:span text:style-name="T34">syntax :-</text:span> man git log</text:p>
            </text:list-header>
          </text:list>
        </text:list-item>
      </text:list>
      <text:p text:style-name="P11"/>
      <text:p text:style-name="P11"/>
      <text:p text:style-name="P11"/>
      <text:p text:style-name="P11"/>
      <text:p text:style-name="P32"><text:soft-page-break/>17. git rm</text:p>
      <text:list xml:id="list100723942519819" text:continue-numbering="true" text:style-name="List_20_1">
        <text:list-item>
          <text:p text:style-name="P103">steps :-</text:p>
          <text:list>
            <text:list-item>
              <text:list>
                <text:list-item>
                  <text:list>
                    <text:list-item>
                      <text:p text:style-name="P75">git rm “file_name”</text:p>
                    </text:list-item>
                    <text:list-item>
                      <text:p text:style-name="P75">git commit -m “message”</text:p>
                    </text:list-item>
                    <text:list-item>
                      <text:p text:style-name="P75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Remove repo with sub-repo <text:s text:c="3"/>syntax :- git rm -r <text:s/>“file name” </text:p>
        </text:list-item>
      </text:list>
      <text:p text:style-name="P33">18. git checkout</text:p>
      <text:list xml:id="list100723344744561" text:continue-numbering="true" text:style-name="List_20_1">
        <text:list-item>
          <text:p text:style-name="P77">use to make branch and navigate between the branches.</text:p>
        </text:list-item>
        <text:list-item>
          <text:p text:style-name="P77">Create new branch :- git checkout -b name_of_name</text:p>
        </text:list-item>
        <text:list-item>
          <text:p text:style-name="P77">switch to new branch :- git checkout name_of_branch</text:p>
        </text:list-item>
        <text:list-item>
          <text:p text:style-name="P77">copy all data from one to another branch :- git checkout -b <text:span text:style-name="T34">destination_branch_name <text:s/>source_branch_name</text:span></text:p>
        </text:list-item>
      </text:list>
      <text:p text:style-name="P34">19. git branch</text:p>
      <text:list xml:id="list100723837225861" text:continue-numbering="true" text:style-name="List_20_1">
        <text:list-item>
          <text:p text:style-name="P78">To check name of branches for that git location.</text:p>
        </text:list-item>
        <text:list-item>
          <text:p text:style-name="P78"><text:span text:style-name="T34">Syntax :- </text:span>git branch </text:p>
        </text:list-item>
      </text:list>
      <text:p text:style-name="P35">20. merge branches</text:p>
      <text:list xml:id="list100722740826303" text:continue-numbering="true" text:style-name="List_20_1">
        <text:list-item>
          <text:p text:style-name="P79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0">Syntax :- git merge branch_name<text:span text:style-name="T35">(branch which you want to merge </text:span><text:span text:style-name="T36">with main branch).</text:span></text:p>
                        </text:list-item>
                        <text:list-item>
                          <text:p text:style-name="P82">If conflict , then remove conflict.</text:p>
                        </text:list-item>
                        <text:list-item>
                          <text:p text:style-name="P82">git add .</text:p>
                        </text:list-item>
                        <text:list-item>
                          <text:p text:style-name="P82">Then commit the merge (git commit -m “merging branches”)</text:p>
                          <text:p text:style-name="P8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2<text:span text:style-name="T37">1</text:span>. To make change in comment</text:p>
      <text:list xml:id="list100722554159692" text:continue-numbering="true" text:style-name="List_20_1">
        <text:list-item>
          <text:p text:style-name="P83">git commit --amend -&gt; it will open vim editor -&gt; add message in vim -&gt; wq to save message and exit the vim editor. <text:s/></text:p>
        </text:list-item>
      </text:list>
      <text:p text:style-name="P37">22. git diff</text:p>
      <text:list xml:id="list100723917447514" text:continue-numbering="true" text:style-name="List_20_1">
        <text:list-item>
          <text:p text:style-name="P84">View changes in working dir </text:p>
          <text:list>
            <text:list-header>
              <text:p text:style-name="P84"><text:span text:style-name="T34">syntax :- </text:span>git diff</text:p>
            </text:list-header>
          </text:list>
        </text:list-item>
        <text:list-item>
          <text:p text:style-name="P85">View changes in staged level</text:p>
          <text:list>
            <text:list-header>
              <text:p text:style-name="P85"><text:span text:style-name="T34">synatx :-</text:span> git diff --staged or --cached</text:p>
            </text:list-header>
          </text:list>
        </text:list-item>
      </text:list>
      <text:p text:style-name="P38">23. git clone</text:p>
      <text:list xml:id="list100722834436022" text:continue-numbering="true" text:style-name="List_20_1">
        <text:list-item>
          <text:p text:style-name="P86">Use to clone the remote repo </text:p>
          <text:list>
            <text:list-item>
              <text:list>
                <text:list-header>
                  <text:p text:style-name="P86"><text:span text:style-name="T34">syntax :-</text:span> git clone ssh_or_http_address_of_git_repo.</text:p>
                </text:list-header>
              </text:list>
            </text:list-item>
          </text:list>
        </text:list-item>
      </text:list>
      <text:p text:style-name="P12"/>
      <text:p text:style-name="P12"><text:soft-page-break/><text:tab/><text:tab/><text:tab/><text:span text:style-name="T38">Note:- Pull request and merge branches process</text:span></text:p>
      <text:list xml:id="list3531908143" text:style-name="Numbering_20_IVX">
        <text:list-item>
          <text:p text:style-name="P87">Create new branch :- <text:s text:c="2"/>git checkout -b sachin.</text:p>
        </text:list-item>
        <text:list-item>
          <text:p text:style-name="P87">Now you are in sachin branch , make pull request for main or master branch or for any branch you want.</text:p>
          <text:list>
            <text:list-header>
              <text:p text:style-name="P87"><text:span text:style-name="T34">Syntax :-</text:span> git pull origin name_of_branch_from_you_want_to_pull</text:p>
              <text:p text:style-name="P87"><text:span text:style-name="T34">eg :-</text:span> git pull origin main.</text:p>
            </text:list-header>
          </text:list>
        </text:list-item>
        <text:list-item>
          <text:p text:style-name="P88">Now you have updated content from main branch, make changes you want to do.</text:p>
        </text:list-item>
        <text:list-item>
          <text:p text:style-name="P88">git add .</text:p>
        </text:list-item>
        <text:list-item>
          <text:p text:style-name="P88">git commit -m “change by sachin branch”</text:p>
        </text:list-item>
        <text:list-item>
          <text:p text:style-name="P88">git push -u origin sachin (name must be of created branch).</text:p>
        </text:list-item>
        <text:list-item>
          <text:p text:style-name="P89">Switch to main or master branch for approvel and merge.</text:p>
          <text:list>
            <text:list-item>
              <text:list>
                <text:list-header>
                  <text:p text:style-name="P89"><text:span text:style-name="T34">Switch branch syntax :-</text:span> git checkout main or master</text:p>
                </text:list-header>
              </text:list>
            </text:list-item>
          </text:list>
        </text:list-item>
        <text:list-item>
          <text:p text:style-name="P90"><text:span text:style-name="T34">merge syntax :-</text:span> git merge sachin</text:p>
        </text:list-item>
        <text:list-item>
          <text:p text:style-name="P91">git add .</text:p>
        </text:list-item>
        <text:list-item>
          <text:p text:style-name="P91">git commit -m “merge branch sachin with main”</text:p>
        </text:list-item>
        <text:list-item>
          <text:p text:style-name="P91">git push -u origin main.</text:p>
        </text:list-item>
        <text:list-item>
          <text:p text:style-name="P92">YOUR FILE IS NOW MERGED WITH MAIN BRANCH</text:p>
        </text:list-item>
      </text:list>
      <text:p text:style-name="P13"/>
      <text:p text:style-name="P13"><text:tab/><text:tab/><text:tab/><text:tab/><text:tab/><text:span text:style-name="T39">Resolving Conflict </text:span><text:span text:style-name="T40">Process</text:span></text:p>
      <text:list xml:id="list429909578" text:style-name="Numbering_20_ivx">
        <text:list-item>
          <text:p text:style-name="P93">if conflict occur will merging branches because two branches made change for same thing.</text:p>
        </text:list-item>
        <text:list-item>
          <text:p text:style-name="P93">Then owner will decide which change can be used.</text:p>
        </text:list-item>
        <text:list-item>
          <text:p text:style-name="P93">Open conflicted file in vim.</text:p>
          <text:list>
            <text:list-header>
              <text:p text:style-name="P93"><text:span text:style-name="T34">Syntax :- </text:span>vim file_name.</text:p>
              <text:p text:style-name="P123"><text:span text:style-name="T11">Note :-</text:span><text:span text:style-name="T4"> <text:s/></text:span><text:span text:style-name="T5">To see the beginning of the merge conflict in your file, search the file for the conflict marker</text:span><text:span text:style-name="T12"> </text:span><text:span text:style-name="Source_20_Text"><text:span text:style-name="T14">&lt;&lt;&lt;&lt;&lt;&lt;&lt;</text:span></text:span><text:span text:style-name="T13">. </text:span><text:span text:style-name="T5">When you open the file in your text editor, you'll see the changes from the HEAD or base branch after the line</text:span><text:span text:style-name="T13"> </text:span><text:span text:style-name="Source_20_Text"><text:span text:style-name="T14">&lt;&lt;&lt;&lt;&lt;&lt;&lt; </text:span></text:span><text:span text:style-name="Source_20_Text"><text:span text:style-name="T6">HEAD</text:span></text:span><text:span text:style-name="T5">. Next, you'll see </text:span><text:span text:style-name="Source_20_Text"><text:span text:style-name="T14">=======</text:span></text:span><text:span text:style-name="T5">, which divides your changes from the changes in the other branch, followed by </text:span><text:span text:style-name="Source_20_Text"><text:span text:style-name="T14">&gt;&gt;&gt;&gt;&gt;&gt;&gt;</text:span></text:span><text:span text:style-name="Source_20_Text"><text:span text:style-name="T6"> BRANCH-NAME</text:span></text:span><text:span text:style-name="T5">.</text:span></text:p>
            </text:list-header>
          </text:list>
        </text:list-item>
        <text:list-item>
          <text:p text:style-name="P93">Makes changes in vim and save it.</text:p>
        </text:list-item>
        <text:list-item>
          <text:p text:style-name="P94">git add .</text:p>
        </text:list-item>
        <text:list-item>
          <text:p text:style-name="P94">git commit -m “message”</text:p>
        </text:list-item>
        <text:list-item>
          <text:p text:style-name="P94">git push -u origin main.</text:p>
        </text:list-item>
      </text:list>
      <text:p text:style-name="P14"/>
      <text:p text:style-name="P14"/>
      <text:p text:style-name="P14"/>
      <text:p text:style-name="P14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3962877223600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3962876827984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3962876826064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3962876867504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3962876877840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3962876883648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3962876896256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3962876899888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3962876915792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3962876922736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3962876927440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3962876937792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15"/>
      <text:p text:style-name="P6"><text:span text:style-name="T44">24.</text:span><text:span text:style-name="T45"> </text:span><text:span text:style-name="T44">Revert a commit :-</text:span> git revert commit_id -&gt; editor opens -&gt; make changes in comment -&gt; save it</text:p>
      <text:p text:style-name="P17">25. <text:s/>Remove Unt<text:span text:style-name="T46">ra</text:span>cked Files :-</text:p>
      <text:list xml:id="list100722325396788" text:continue-list="list100722834436022" text:style-name="List_20_1">
        <text:list-item>
          <text:p text:style-name="P95">git clean -n [would remove file_name]</text:p>
        </text:list-item>
        <text:list-item>
          <text:p text:style-name="P95">git clean -i [interactive]</text:p>
        </text:list-item>
        <text:list-item>
          <text:p text:style-name="P95">git clean -f [force to delete the file]</text:p>
        </text:list-item>
      </text:list>
      <text:p text:style-name="P8"><text:span text:style-name="T44">26. Use .gitignore </text:span><text:a xlink:type="simple" xlink:href="../../../../../../-" text:style-name="Internet_20_link" text:visited-style-name="Visited_20_Internet_20_Link"><text:span text:style-name="T44">file</text:span></text:a><text:span text:style-name="T44"> :-</text:span></text:p>
      <text:list xml:id="list100724116320469" text:continue-numbering="true" text:style-name="List_20_1">
        <text:list-item>
          <text:p text:style-name="P96">project/.gitignore</text:p>
        </text:list-item>
        <text:list-item>
          <text:p text:style-name="P96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96">.zip</text:p>
                      <text:p text:style-name="P96">log/*.log</text:p>
                      <text:p text:style-name="P96">!assests/video/tour</text:p>
                      <text:p text:style-name="P96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97">Changes made to ignored files will be ignored by git.</text:p>
        </text:list-item>
      </text:list>
      <text:p text:style-name="P18">27. unstage files :-</text:p>
      <text:list xml:id="list100722943309293" text:continue-numbering="true" text:style-name="List_20_1">
        <text:list-item>
          <text:p text:style-name="P98">syntax :- git reset HEAD file_name</text:p>
        </text:list-item>
        <text:list-item>
          <text:p text:style-name="P98">HEAD points to newly added files in stage .</text:p>
        </text:list-item>
      </text:list>
      <text:p text:style-name="P7"/>
      <text:p text:style-name="P7"/>
      <text:p text:style-name="P7"/>
      <text:p text:style-name="P7"><text:soft-page-break/></text:p>
      <text:p text:style-name="P105">28. Ideas on what to ignore :-</text:p>
      <text:list xml:id="list100723982572493" text:continue-numbering="true" text:style-name="List_20_1">
        <text:list-item>
          <text:p text:style-name="P99">complied source code</text:p>
        </text:list-item>
        <text:list-item>
          <text:p text:style-name="P99">packages and compressed files</text:p>
        </text:list-item>
        <text:list-item>
          <text:p text:style-name="P99">logs and database.</text:p>
        </text:list-item>
        <text:list-item>
          <text:p text:style-name="P99">Operating system generated files.</text:p>
        </text:list-item>
        <text:list-item>
          <text:p text:style-name="P99">User – uploaded assests (images, pdfs,videos)</text:p>
        </text:list-item>
      </text:list>
      <text:p text:style-name="P19">29. Ignore Tracked files :-</text:p>
      <text:list xml:id="list100724143281988" text:continue-numbering="true" text:style-name="List_20_1">
        <text:list-item>
          <text:p text:style-name="P100">syntax :- git rm --cached file_name</text:p>
        </text:list-item>
      </text:list>
      <text:p text:style-name="P19">30. Track Empty Directory:-</text:p>
      <text:list xml:id="list100722228333988" text:continue-numbering="true" text:style-name="List_20_1">
        <text:list-item>
          <text:p text:style-name="P100">git is designed to be a file tracking system.</text:p>
        </text:list-item>
        <text:list-item>
          <text:p text:style-name="P100">Tracks files</text:p>
        </text:list-item>
        <text:list-item>
          <text:p text:style-name="P101">git ignore dir which is empty</text:p>
        </text:list-item>
        <text:list-item>
          <text:p text:style-name="P101">to overcome syntax :- touch folder_name/.gitkee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2T10:07:21.695083882</dc:date>
    <meta:editing-duration>PT4H8M49S</meta:editing-duration>
    <meta:editing-cycles>95</meta:editing-cycles>
    <meta:generator>LibreOffice/6.4.7.2$Linux_X86_64 LibreOffice_project/40$Build-2</meta:generator>
    <meta:document-statistic meta:table-count="1" meta:image-count="0" meta:object-count="0" meta:page-count="8" meta:paragraph-count="235" meta:word-count="1771" meta:character-count="9301" meta:non-whitespace-character-count="7845"/>
  </office:meta>
</office:document-meta>
</file>